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FFFFFF" fo:background-color="#FFFFFF"/>
    </style:style>
    <style:style style:name="ce5" style:family="table-cell" style:parent-style-name="Default" style:data-style-name="N0">
      <style:table-cell-properties fo:border="thin solid #FFFFFF" fo:background-color="#333333"/>
      <style:text-properties fo:color="#B2B2B2"/>
    </style:style>
    <style:style style:name="ce6" style:family="table-cell" style:parent-style-name="Default" style:data-style-name="N0">
      <style:table-cell-properties fo:border="thin solid #FFFFFF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FFFFFF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FFFFFF" fo:background-color="transparent"/>
    </style:style>
    <style:style style:name="ce9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FFFFFF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FFFFFF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FFFFFF" fo:background-color="transparent"/>
      <style:text-properties fo:font-size="15pt" style:font-size-asian="15pt" style:font-size-complex="15pt"/>
    </style:style>
    <style:style style:name="ce15" style:family="table-cell" style:parent-style-name="Default" style:data-style-name="N0">
      <style:table-cell-properties fo:border="thin solid #FFFFFF" fo:background-color="#333333"/>
    </style:style>
    <style:style style:name="ce16" style:family="table-cell" style:parent-style-name="Default" style:data-style-name="N0">
      <style:table-cell-properties fo:border="thin solid #FFFFFF" style:vertical-align="automatic" fo:background-color="#333333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FFFFFF" fo:background-color="#FF3333"/>
    </style:style>
    <style:style style:name="ce19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FFFFFF" fo:background-color="#FFFFFF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808080" fo:border-left="thin solid #000000" fo:border-right="thin solid #808080" style:vertical-align="middle" fo:background-color="#B2B2B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808080" fo:border-left="thin solid #808080" fo:border-right="thin solid #808080" style:vertical-align="middle" fo:background-color="#B2B2B2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808080" fo:border-left="thin solid #808080" fo:border-right="thin solid #000000" style:vertical-align="middle" fo:background-color="#B2B2B2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808080" fo:border-bottom="thin solid #808080" fo:border-left="thin solid #000000" fo:border-right="thin solid #808080" style:vertical-align="middle" fo:background-color="#B2B2B2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808080" style:vertical-align="middle" fo:background-color="#B2B2B2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808080" fo:border-bottom="thin solid #808080" fo:border-left="thin solid #808080" fo:border-right="thin solid #000000" style:vertical-align="middle" fo:background-color="#B2B2B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808080" fo:border-bottom="thin solid #000000" fo:border-left="thin solid #000000" fo:border-right="thin solid #808080" style:vertical-align="middle" fo:background-color="#B2B2B2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808080" fo:border-bottom="thin solid #000000" fo:border-left="thin solid #808080" fo:border-right="thin solid #808080" style:vertical-align="middle" fo:background-color="#B2B2B2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808080" fo:border-bottom="thin solid #000000" fo:border-left="thin solid #808080" fo:border-right="thin solid #000000" style:vertical-align="middle" fo:background-color="#B2B2B2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n solid #808080" style:vertical-align="middle" fo:background-color="#B2B2B2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808080" fo:border-right="thin solid #808080" style:vertical-align="middle" fo:background-color="#B2B2B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808080" fo:border-right="thin solid #000000" style:vertical-align="middle" fo:background-color="#B2B2B2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FFFFFF" style:vertical-align="middle" fo:wrap-option="wrap" fo:background-color="#FFFFFF" style:repeat-content="false"/>
      <style:paragraph-properties fo:text-align="start" fo:margin-left="0cm"/>
      <style:text-properties style:font-name="F" style:font-name-asian="F" style:font-name-complex="F" fo:font-size="13pt" style:font-size-asian="13pt" style:font-size-complex="13pt"/>
    </style:style>
    <style:style style:name="ce40" style:family="table-cell" style:parent-style-name="Default" style:data-style-name="N0">
      <style:table-cell-properties fo:border="thin solid #FFFFFF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41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center"/>
      <style:text-properties fo:color="#009900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FFFFFF" style:vertical-align="middle" fo:background-color="#FFFFFF" style:repeat-content="false"/>
      <style:paragraph-properties fo:text-align="start" fo:margin-left="0cm"/>
      <style:text-properties fo:font-size="13pt" style:font-size-asian="13pt" style:font-size-complex="13pt"/>
    </style:style>
    <style:style style:name="co1" style:family="table-column">
      <style:table-column-properties fo:break-before="auto" style:column-width="0.511527777777778cm"/>
    </style:style>
    <style:style style:name="co2" style:family="table-column">
      <style:table-column-properties fo:break-before="auto" style:column-width="2.25777777777778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no-wrap" fo:padding-top="0.00667in" fo:padding-bottom="0.00667in" fo:padding-left="0.00667in" fo:padding-right="0.00667in" draw:textarea-vertical-align="middle" draw:textarea-horizontal-align="center" draw:fill="none" draw:stroke="solid" svg:stroke-width="0.01375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no-wrap" fo:padding-top="0.00667in" fo:padding-bottom="0.00667in" fo:padding-left="0.00667in" fo:padding-right="0.00667in" draw:textarea-vertical-align="middle" draw:textarea-horizontal-align="center" draw:fill="none" draw:stroke="solid" svg:stroke-width="0.01375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>
      <style:graphic-properties fo:wrap-option="no-wrap" fo:padding-top="0.00667in" fo:padding-bottom="0.00667in" fo:padding-left="0.00667in" fo:padding-right="0.00667in" draw:textarea-vertical-align="middle" draw:textarea-horizontal-align="center" draw:fill="none" draw:stroke="solid" svg:stroke-width="0.01375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middle" draw:textarea-horizontal-align="left" draw:fill="solid" draw:fill-color="#ffffff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0667in" fo:padding-bottom="0.00667in" fo:padding-left="0.00667in" fo:padding-right="0.00667in" draw:textarea-vertical-align="middle" draw:textarea-horizontal-align="center" draw:fill="none" draw:stroke="solid" svg:stroke-width="0.01375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EU_n°4" table:style-name="ta1">
        <table:shapes>
          <draw:custom-shape svg:width="3.06653in" svg:height="0.40708in" draw:z-index="1" draw:id="id0" draw:style-name="a2" draw:transform="translate(-1.53326in -0.20354in) rotate(-0.7854) translate(2.73179in 6.22182in)" draw:name="Forme libre : forme 51">
            <svg:title/>
            <svg:desc/>
            <text:p text:style-name="a1" text:class-names="" text:cond-style-name=""><text:span text:style-name="a0" text:class-names=""><text:s text:c="2"/>2 <text:s text:c="4"/>0 <text:s text:c="5"/>2 <text:s text:c="5"/>2 <text:s text:c="4"/>3 <text:s text:c="4"/>1 <text:s text:c="4"/>1 <text:s text:c="4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59791in" svg:y="5.14583in" svg:width="1.0132in" svg:height="0.98681in" draw:z-index="2" draw:id="id1" draw:style-name="a5" draw:name="Connecteur droi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80556in" svg:y="5.33333in" svg:width="0.79167in" svg:height="0.78472in" draw:z-index="3" draw:id="id2" draw:style-name="a8" draw:name="Connecteur droit 9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9791in" svg:y="5.32639in" svg:width="0.82848in" svg:height="0.80278in" draw:z-index="4" draw:id="id3" draw:style-name="a11" draw:name="Connecteur droit 10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2in" svg:y="5.53472in" svg:width="0.60556in" svg:height="0.60667in" draw:z-index="5" draw:id="id4" draw:style-name="a14" draw:name="Connecteur droit 11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41389in" svg:y="5.52778in" svg:width="0.6in" svg:height="0.62056in" draw:z-index="6" draw:id="id5" draw:style-name="a17" draw:name="Connecteur droit 12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61389in" svg:y="5.73611in" svg:width="0.40694in" svg:height="0.39653in" draw:z-index="7" draw:id="id6" draw:style-name="a20" draw:name="Connecteur droit 13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805in" svg:y="6.11806in" svg:width="0.58612in" svg:height="0.58583in" draw:z-index="8" draw:id="id7" draw:style-name="a23" draw:name="Connecteur droit 14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3.06653in" svg:height="0.50903in" draw:z-index="9" draw:id="id8" draw:style-name="a26" draw:transform="translate(-1.53326in -0.25451in) rotate(-0.7854) translate(6.78712in 6.07836in)" draw:name="Forme libre : forme 37">
            <svg:title/>
            <svg:desc/>
            <text:p text:style-name="a25" text:class-names="" text:cond-style-name=""><text:span text:style-name="a24" text:class-names=""><text:s text:c="1"/>2 <text:s text:c="4"/>1 <text:s text:c="5"/>1 <text:s text:c="4"/>3 <text:s text:c="4"/>3 <text:s text:c="4"/>0 <text:s text:c="5"/>1 <text:s text:c="4"/>1 <text:s text:c="4"/>2 <text:s text:c="1"/>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9583in" svg:y="3.065in" svg:width="0.3in" svg:height="0.43514in" draw:z-index="10" draw:id="id9" draw:style-name="a29" draw:name="Connecteur droit 38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95139in" svg:y="3.03389in" svg:width="0.27278in" svg:height="0.44361in" draw:z-index="11" draw:id="id10" draw:style-name="a32" draw:name="Connecteur droit 39">
            <svg:title/>
            <svg:desc/>
            <text:p text:style-name="a31" text:class-names="" text:cond-style-name=""><text:span text:style-name="a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0972in" svg:y="5.92361in" svg:width="0.21944in" svg:height="0.21597in" draw:z-index="12" draw:id="id11" draw:style-name="a35" draw:name="Connecteur droit 13">
            <svg:title/>
            <svg:desc/>
            <text:p text:style-name="a34" text:class-names="" text:cond-style-name=""><text:span text:style-name="a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667in" svg:y="6.11806in" svg:width="0.40694in" svg:height="0.39653in" draw:z-index="13" draw:id="id12" draw:style-name="a38" draw:name="Connecteur droit 13">
            <svg:title/>
            <svg:desc/>
            <text:p text:style-name="a37" text:class-names="" text:cond-style-name=""><text:span text:style-name="a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944in" svg:y="6.30555in" svg:width="0.60556in" svg:height="0.60667in" draw:z-index="14" draw:id="id13" draw:style-name="a41" draw:name="Connecteur droit 11">
            <svg:title/>
            <svg:desc/>
            <text:p text:style-name="a40" text:class-names="" text:cond-style-name=""><text:span text:style-name="a3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2778in" svg:y="6.50694in" svg:width="0.79167in" svg:height="0.78472in" draw:z-index="15" draw:id="id14" draw:style-name="a44" draw:name="Connecteur droit 9">
            <svg:title/>
            <svg:desc/>
            <text:p text:style-name="a43" text:class-names="" text:cond-style-name=""><text:span text:style-name="a4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3472in" svg:y="6.68056in" svg:width="1in" svg:height="0.99306in" draw:z-index="16" draw:id="id15" draw:style-name="a47" draw:name="Connecteur droit 9">
            <svg:title/>
            <svg:desc/>
            <text:p text:style-name="a46" text:class-names="" text:cond-style-name=""><text:span text:style-name="a4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805in" svg:y="5.92361in" svg:width="0.40556in" svg:height="0.40528in" draw:z-index="17" draw:id="id16" draw:style-name="a50" draw:name="Connecteur droit 14">
            <svg:title/>
            <svg:desc/>
            <text:p text:style-name="a49" text:class-names="" text:cond-style-name=""><text:span text:style-name="a4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82361in" svg:y="5.73611in" svg:width="0.38472in" svg:height="0.39833in" draw:z-index="18" draw:id="id17" draw:style-name="a53" draw:name="Connecteur droit 12">
            <svg:title/>
            <svg:desc/>
            <text:p text:style-name="a52" text:class-names="" text:cond-style-name=""><text:span text:style-name="a5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0417in" svg:y="6.30556in" svg:width="0.81528in" svg:height="0.80805in" draw:z-index="19" draw:id="id18" draw:style-name="a56" draw:name="Connecteur droit 12">
            <svg:title/>
            <svg:desc/>
            <text:p text:style-name="a55" text:class-names="" text:cond-style-name=""><text:span text:style-name="a5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2.46468in" svg:height="0.40708in" draw:z-index="20" draw:id="id19" draw:style-name="a59" draw:transform="translate(-1.23234in -0.20354in) rotate(-0.7854) translate(2.68567in 5.79376in)" draw:name="Forme libre : forme 36">
            <svg:title/>
            <svg:desc/>
            <text:p text:style-name="a58" text:class-names="" text:cond-style-name=""><text:span text:style-name="a57" text:class-names="">1 <text:s text:c="4"/>1 <text:s text:c="4"/>1 <text:s text:c="4"/>2 <text:s text:c="5"/>3 <text:s text:c="4"/>2 <text:s text:c="4"/>0 <text:s text:c="4"/>2 <text:s text:c="1"/>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00486in" svg:y="6.50694in" svg:width="1.01597in" svg:height="0.99722in" draw:z-index="21" draw:id="id20" draw:style-name="a62" draw:name="Connecteur droit 10">
            <svg:title/>
            <svg:desc/>
            <text:p text:style-name="a61" text:class-names="" text:cond-style-name=""><text:span text:style-name="a6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5208in" svg:y="4.96528in" svg:width="1.17292in" svg:height="1.16736in" draw:z-index="22" draw:id="id21" draw:style-name="a65" draw:name="Connecteur droit 1">
            <svg:title/>
            <svg:desc/>
            <text:p text:style-name="a64" text:class-names="" text:cond-style-name=""><text:span text:style-name="a6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63194in" svg:y="5.14583in" svg:width="1in" svg:height="0.98611in" draw:z-index="23" draw:id="id22" draw:style-name="a68" draw:name="Connecteur droit 9">
            <svg:title/>
            <svg:desc/>
            <text:p text:style-name="a67" text:class-names="" text:cond-style-name=""><text:span text:style-name="a6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85486in" svg:y="5.16667in" svg:width="0.99236in" svg:height="0.97292in" draw:z-index="24" draw:id="id23" draw:style-name="a71" draw:name="Connecteur droit 1">
            <svg:title/>
            <svg:desc/>
            <text:p text:style-name="a70" text:class-names="" text:cond-style-name=""><text:span text:style-name="a6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25764in" svg:y="5.35417in" svg:width="0.79792in" svg:height="0.77847in" draw:z-index="25" draw:id="id24" draw:style-name="a74" draw:name="Connecteur droit 1">
            <svg:title/>
            <svg:desc/>
            <text:p text:style-name="a73" text:class-names="" text:cond-style-name=""><text:span text:style-name="a7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66736in" svg:y="5.54861in" svg:width="0.56181in" svg:height="0.58403in" draw:z-index="26" draw:id="id25" draw:style-name="a77" draw:name="Connecteur droit 1">
            <svg:title/>
            <svg:desc/>
            <text:p text:style-name="a76" text:class-names="" text:cond-style-name=""><text:span text:style-name="a7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2847in" svg:y="5.73611in" svg:width="0.40903in" svg:height="0.38958in" draw:z-index="27" draw:id="id26" draw:style-name="a80" draw:name="Connecteur droit 1">
            <svg:title/>
            <svg:desc/>
            <text:p text:style-name="a79" text:class-names="" text:cond-style-name=""><text:span text:style-name="a7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5625in" svg:y="5.92361in" svg:width="0.60348in" svg:height="0.59792in" draw:z-index="28" draw:id="id27" draw:style-name="a83" draw:name="Connecteur droit 1">
            <svg:title/>
            <svg:desc/>
            <text:p text:style-name="a82" text:class-names="" text:cond-style-name=""><text:span text:style-name="a8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493in" svg:y="6.13194in" svg:width="0.79792in" svg:height="0.77847in" draw:z-index="29" draw:id="id28" draw:style-name="a86" draw:name="Connecteur droit 1">
            <svg:title/>
            <svg:desc/>
            <text:p text:style-name="a85" text:class-names="" text:cond-style-name=""><text:span text:style-name="a8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6319in" svg:y="6.31944in" svg:width="0.99236in" svg:height="0.97292in" draw:z-index="30" draw:id="id29" draw:style-name="a89" draw:name="Connecteur droit 1">
            <svg:title/>
            <svg:desc/>
            <text:p text:style-name="a88" text:class-names="" text:cond-style-name=""><text:span text:style-name="a8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3541in" svg:y="6.50694in" svg:width="1.22153in" svg:height="1.1882in" draw:z-index="31" draw:id="id30" draw:style-name="a92" draw:name="Connecteur droit 1">
            <svg:title/>
            <svg:desc/>
            <text:p text:style-name="a91" text:class-names="" text:cond-style-name=""><text:span text:style-name="a9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493in" svg:y="6.70833in" svg:width="1.40209in" svg:height="1.3757in" draw:z-index="32" draw:id="id31" draw:style-name="a95" draw:name="Connecteur droit 1">
            <svg:title/>
            <svg:desc/>
            <text:p text:style-name="a94" text:class-names="" text:cond-style-name=""><text:span text:style-name="a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04167in" svg:y="5.34028in" svg:width="0.79861in" svg:height="0.79861in" draw:z-index="33" draw:id="id32" draw:style-name="a98" draw:name="Connecteur droit 9">
            <svg:title/>
            <svg:desc/>
            <text:p text:style-name="a97" text:class-names="" text:cond-style-name=""><text:span text:style-name="a9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44445in" svg:y="5.54861in" svg:width="0.59722in" svg:height="0.59028in" draw:z-index="34" draw:id="id33" draw:style-name="a101" draw:name="Connecteur droit 9">
            <svg:title/>
            <svg:desc/>
            <text:p text:style-name="a100" text:class-names="" text:cond-style-name=""><text:span text:style-name="a9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5.84028in" svg:y="5.74306in" svg:width="0.40278in" svg:height="0.39583in" draw:z-index="35" draw:id="id34" draw:style-name="a104" draw:name="Connecteur droit 9">
            <svg:title/>
            <svg:desc/>
            <text:p text:style-name="a103" text:class-names="" text:cond-style-name=""><text:span text:style-name="a10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4861in" svg:y="5.93056in" svg:width="0.39583in" svg:height="0.40278in" draw:z-index="36" draw:id="id35" draw:style-name="a107" draw:name="Connecteur droit 9">
            <svg:title/>
            <svg:desc/>
            <text:p text:style-name="a106" text:class-names="" text:cond-style-name=""><text:span text:style-name="a10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4167in" svg:y="6.125in" svg:width="0.59028in" svg:height="0.57639in" draw:z-index="37" draw:id="id36" draw:style-name="a110" draw:name="Connecteur droit 9">
            <svg:title/>
            <svg:desc/>
            <text:p text:style-name="a109" text:class-names="" text:cond-style-name=""><text:span text:style-name="a1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4167in" svg:y="6.32639in" svg:width="0.80555in" svg:height="0.78472in" draw:z-index="38" draw:id="id37" draw:style-name="a113" draw:name="Connecteur droit 9">
            <svg:title/>
            <svg:desc/>
            <text:p text:style-name="a112" text:class-names="" text:cond-style-name=""><text:span text:style-name="a11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5556in" svg:y="6.51389in" svg:width="1in" svg:height="0.98611in" draw:z-index="39" draw:id="id38" draw:style-name="a116" draw:name="Connecteur droit 9">
            <svg:title/>
            <svg:desc/>
            <text:p text:style-name="a115" text:class-names="" text:cond-style-name=""><text:span text:style-name="a11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6.04861in" svg:y="6.70833in" svg:width="1.20139in" svg:height="1.18056in" draw:z-index="40" draw:id="id39" draw:style-name="a119" draw:name="Connecteur droit 9">
            <svg:title/>
            <svg:desc/>
            <text:p text:style-name="a118" text:class-names="" text:cond-style-name=""><text:span text:style-name="a11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3.06653in" svg:height="0.27447in" draw:z-index="41" draw:id="id40" draw:style-name="a122" draw:transform="translate(-1.53326in -0.13723in) rotate(-0.7854) translate(6.87699in 5.86348in)" draw:name="Forme libre : forme 73">
            <svg:title/>
            <svg:desc/>
            <text:p text:style-name="a121" text:class-names="" text:cond-style-name=""><text:span text:style-name="a120" text:class-names="">1 <text:s text:c="4"/>1 <text:s text:c="5"/>2 <text:s text:c="3"/>0 <text:s text:c="5"/>5 <text:s text:c="4"/>1 <text:s text:c="4"/>1 <text:s text:c="5"/>1 <text:s text:c="4"/>1 <text:s text:c="4"/>1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number-columns-repeated="1024" table:default-cell-style-name="ce3"/>
        <table:table-column table:style-name="co2" table:number-columns-repeated="15360" table:default-cell-style-name="ce1"/>
        <table:table-row table:style-name="ro1">
          <table:table-cell table:number-columns-repeated="3" table:style-name="ce2"/>
          <table:table-cell office:value-type="string" table:number-columns-spanned="57" table:number-rows-spanned="6" table:style-name="ce39">
            <text:p>Dans ce jeu, chaque case est noire ou blanche.</text:p>
            <text:p>Le nombre de cases noires est indiqué selon 3 directions : horizontale, verticale, diagonale.</text:p>
            <text:p>La grille n'est constituée que de formes en L.</text:p>
            <text:p>Chaque L est constitué de 4 cases noires comme les exemples ci-dessous:</text:p>
          </table:table-cell>
          <table:covered-table-cell table:number-columns-repeated="56"/>
          <table:table-cell table:number-columns-repeated="42" table:style-name="ce1"/>
          <table:table-cell table:number-columns-repeated="922" table:style-name="ce3"/>
          <table:table-cell table:number-columns-repeated="15360"/>
        </table:table-row>
        <table:table-row table:style-name="ro1">
          <table:table-cell table:number-columns-repeated="3" table:style-name="ce2"/>
          <table:covered-table-cell/>
          <table:covered-table-cell table:number-columns-repeated="56"/>
          <table:table-cell table:number-columns-repeated="42" table:style-name="ce1"/>
          <table:table-cell table:number-columns-repeated="922" table:style-name="ce3"/>
          <table:table-cell table:number-columns-repeated="15360"/>
        </table:table-row>
        <table:table-row table:number-rows-repeated="4" table:style-name="ro1">
          <table:table-cell table:number-columns-repeated="3" table:style-name="ce2"/>
          <table:covered-table-cell/>
          <table:covered-table-cell table:number-columns-repeated="56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6" table:style-name="ce2"/>
          <table:table-cell table:number-columns-repeated="2" table:style-name="ce5"/>
          <table:table-cell table:number-columns-repeated="6" table:style-name="ce2"/>
          <table:table-cell table:style-name="ce6"/>
          <table:table-cell table:number-columns-repeated="4" table:style-name="ce2"/>
          <table:table-cell table:number-columns-repeated="2" table:style-name="ce4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7" table:style-name="ce2"/>
          <table:table-cell table:style-name="ce7"/>
          <table:table-cell table:number-columns-repeated="2" table:style-name="ce8"/>
          <table:table-cell table:number-columns-repeated="2" table:style-name="ce4"/>
          <table:table-cell table:number-columns-repeated="5" table:style-name="ce2"/>
          <table:table-cell table:style-name="ce6"/>
          <table:table-cell table:number-columns-repeated="2" table:style-name="ce2"/>
          <table:table-cell table:number-columns-repeated="4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5"/>
          <table:table-cell table:number-columns-repeated="2" table:style-name="ce4"/>
          <table:table-cell table:style-name="ce2"/>
          <table:table-cell table:number-columns-repeated="3" table:style-name="ce5"/>
          <table:table-cell table:number-columns-repeated="2" table:style-name="ce2"/>
          <table:table-cell table:style-name="ce4"/>
          <table:table-cell table:style-name="ce5"/>
          <table:table-cell table:number-columns-repeated="2" table:style-name="ce2"/>
          <table:table-cell table:style-name="ce5"/>
          <table:table-cell table:number-columns-repeated="3" table:style-name="ce2"/>
          <table:table-cell table:style-name="ce4"/>
          <table:table-cell table:number-columns-repeated="3" table:style-name="ce5"/>
          <table:table-cell table:style-name="ce2"/>
          <table:table-cell table:number-columns-repeated="2" table:style-name="ce4"/>
          <table:table-cell table:style-name="ce5"/>
          <table:table-cell table:number-columns-repeated="2" table:style-name="ce4"/>
          <table:table-cell table:style-name="ce5"/>
          <table:table-cell table:number-columns-repeated="8" table:style-name="ce2"/>
          <table:table-cell table:number-columns-repeated="3" table:style-name="ce8"/>
          <table:table-cell table:number-columns-repeated="2" table:style-name="ce4"/>
          <table:table-cell table:number-columns-repeated="5" table:style-name="ce2"/>
          <table:table-cell table:number-columns-repeated="7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number-columns-repeated="2" table:style-name="ce5"/>
          <table:table-cell table:style-name="ce4"/>
          <table:table-cell table:style-name="ce2"/>
          <table:table-cell table:style-name="ce5"/>
          <table:table-cell table:style-name="ce4"/>
          <table:table-cell table:number-columns-repeated="3" table:style-name="ce2"/>
          <table:table-cell table:style-name="ce4"/>
          <table:table-cell table:style-name="ce5"/>
          <table:table-cell table:number-columns-repeated="2" table:style-name="ce2"/>
          <table:table-cell table:number-columns-repeated="3" table:style-name="ce5"/>
          <table:table-cell table:style-name="ce2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2" table:style-name="ce5"/>
          <table:table-cell table:style-name="ce2"/>
          <table:table-cell table:style-name="ce4"/>
          <table:table-cell table:style-name="ce5"/>
          <table:table-cell table:number-columns-repeated="18" table:style-name="ce2"/>
          <table:table-cell table:number-columns-repeated="7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9" table:style-name="ce2"/>
          <table:table-cell table:number-columns-repeated="4" table:style-name="ce4"/>
          <table:table-cell table:number-columns-repeated="20" table:style-name="ce2"/>
          <table:table-cell table:number-columns-repeated="7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office:value-type="string" table:number-columns-spanned="50" table:number-rows-spanned="3" table:style-name="ce40">
            <text:p>Deux L ne pourront cependant jamais partager un côté, ni se chevaucher.</text:p>
            <text:p>Les deux premiers exemples ci-dessous sont donc interdits :</text:p>
          </table:table-cell>
          <table:covered-table-cell table:number-columns-repeated="49"/>
          <table:table-cell table:number-columns-repeated="5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covered-table-cell/>
          <table:covered-table-cell table:number-columns-repeated="49"/>
          <table:table-cell table:style-name="ce4"/>
          <table:table-cell table:number-columns-repeated="4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covered-table-cell/>
          <table:covered-table-cell table:number-columns-repeated="49"/>
          <table:table-cell table:number-columns-repeated="5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21" table:style-name="ce2"/>
          <table:table-cell table:number-columns-repeated="2" table:style-name="ce11"/>
          <table:table-cell table:number-columns-repeated="11" table:style-name="ce2"/>
          <table:table-cell table:style-name="ce12"/>
          <table:table-cell table:style-name="ce13"/>
          <table:table-cell table:style-name="ce14"/>
          <table:table-cell table:number-columns-repeated="4" table:style-name="ce8"/>
          <table:table-cell table:number-columns-repeated="2" table:style-name="ce4"/>
          <table:table-cell table:number-columns-repeated="12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4" table:style-name="ce2"/>
          <table:table-cell table:number-columns-repeated="3" table:style-name="ce15"/>
          <table:table-cell table:number-columns-repeated="11" table:style-name="ce2"/>
          <table:table-cell table:number-columns-repeated="3" table:style-name="ce15"/>
          <table:table-cell table:number-columns-repeated="2" table:style-name="ce2"/>
          <table:table-cell table:number-columns-repeated="2" table:style-name="ce11"/>
          <table:table-cell table:number-columns-repeated="4" table:style-name="ce2"/>
          <table:table-cell table:style-name="ce11"/>
          <table:table-cell table:number-columns-repeated="3" table:style-name="ce16"/>
          <table:table-cell table:number-columns-repeated="6" table:style-name="ce2"/>
          <table:table-cell table:number-columns-repeated="4" table:style-name="ce8"/>
          <table:table-cell table:number-columns-repeated="2" table:style-name="ce4"/>
          <table:table-cell table:number-columns-repeated="12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6" table:style-name="ce2"/>
          <table:table-cell table:number-columns-repeated="4" table:style-name="ce15"/>
          <table:table-cell table:style-name="ce2"/>
          <table:table-cell table:number-columns-repeated="6" table:style-name="ce17"/>
          <table:table-cell table:number-columns-repeated="3" table:style-name="ce2"/>
          <table:table-cell table:style-name="ce18"/>
          <table:table-cell table:number-columns-repeated="2" table:style-name="ce2"/>
          <table:table-cell table:number-columns-repeated="2" table:style-name="ce11"/>
          <table:table-cell table:number-columns-repeated="3" table:style-name="ce17"/>
          <table:table-cell table:style-name="ce2"/>
          <table:table-cell table:number-columns-repeated="3" table:style-name="ce11"/>
          <table:table-cell table:style-name="ce16"/>
          <table:table-cell table:number-columns-repeated="6" table:style-name="ce2"/>
          <table:table-cell table:number-columns-repeated="4" table:style-name="ce8"/>
          <table:table-cell table:number-columns-repeated="2" table:style-name="ce4"/>
          <table:table-cell table:number-columns-repeated="12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9" table:style-name="ce2"/>
          <table:table-cell table:style-name="ce15"/>
          <table:table-cell table:style-name="ce2"/>
          <table:table-cell table:number-columns-repeated="6" table:style-name="ce19"/>
          <table:table-cell table:number-columns-repeated="3" table:style-name="ce2"/>
          <table:table-cell table:number-columns-repeated="3" table:style-name="ce15"/>
          <table:table-cell table:number-columns-repeated="2" table:style-name="ce11"/>
          <table:table-cell table:number-columns-repeated="3" table:style-name="ce19"/>
          <table:table-cell table:style-name="ce2"/>
          <table:table-cell table:number-columns-repeated="4" table:style-name="ce11"/>
          <table:table-cell table:style-name="ce15"/>
          <table:table-cell table:number-columns-repeated="5" table:style-name="ce2"/>
          <table:table-cell table:number-columns-repeated="11" table:style-name="ce8"/>
          <table:table-cell table:style-name="ce20"/>
          <table:table-cell table:number-columns-repeated="2" table:style-name="ce8"/>
          <table:table-cell table:number-columns-repeated="6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6" table:style-name="ce19"/>
          <table:table-cell table:number-columns-repeated="8" table:style-name="ce2"/>
          <table:table-cell table:number-columns-repeated="3" table:style-name="ce19"/>
          <table:table-cell table:style-name="ce2"/>
          <table:table-cell table:number-columns-repeated="4" table:style-name="ce11"/>
          <table:table-cell table:number-columns-repeated="3" table:style-name="ce15"/>
          <table:table-cell table:number-columns-repeated="3" table:style-name="ce2"/>
          <table:table-cell table:number-columns-repeated="6" table:style-name="ce8"/>
          <table:table-cell table:number-columns-repeated="14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3" table:style-name="ce2"/>
          <table:table-cell office:value-type="string" table:number-columns-spanned="7" table:number-rows-spanned="1" table:style-name="ce41">
            <text:p>Partagent 1 bord</text:p>
          </table:table-cell>
          <table:covered-table-cell table:number-columns-repeated="6"/>
          <table:table-cell table:style-name="ce2"/>
          <table:table-cell table:number-columns-repeated="5" table:style-name="ce19"/>
          <table:table-cell office:value-type="string" table:number-columns-spanned="6" table:number-rows-spanned="1" table:style-name="ce41">
            <text:p>Chevauchement</text:p>
          </table:table-cell>
          <table:covered-table-cell table:number-columns-repeated="5"/>
          <table:table-cell table:number-columns-repeated="3" table:style-name="ce2"/>
          <table:table-cell table:number-columns-repeated="3" table:style-name="ce19"/>
          <table:table-cell table:style-name="ce2"/>
          <table:table-cell table:style-name="ce11"/>
          <table:table-cell office:value-type="string" table:number-columns-spanned="4" table:number-rows-spanned="1" table:style-name="ce42">
            <text:p>Autorisé</text:p>
          </table:table-cell>
          <table:covered-table-cell table:number-columns-repeated="3"/>
          <table:table-cell table:number-columns-repeated="5" table:style-name="ce2"/>
          <table:table-cell table:number-columns-repeated="6" table:style-name="ce8"/>
          <table:table-cell table:number-columns-repeated="14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5" table:style-name="ce11"/>
          <table:table-cell table:number-columns-repeated="4" table:style-name="ce2"/>
          <table:table-cell table:number-columns-repeated="2" table:style-name="ce11"/>
          <table:table-cell table:number-columns-repeated="14" table:style-name="ce2"/>
          <table:table-cell table:style-name="ce12"/>
          <table:table-cell table:number-columns-repeated="2" table:style-name="ce2"/>
          <table:table-cell table:style-name="ce8"/>
          <table:table-cell table:style-name="ce2"/>
          <table:table-cell table:number-columns-repeated="4" table:style-name="ce8"/>
          <table:table-cell table:number-columns-repeated="14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2" table:style-name="ce2"/>
          <table:table-cell office:value-type="string" table:number-columns-spanned="37" table:number-rows-spanned="3" table:style-name="ce43">
            <text:p>Pourrez-vous trouver une solution aux grilles ci-dessous?</text:p>
          </table:table-cell>
          <table:covered-table-cell table:number-columns-repeated="36"/>
          <table:table-cell table:number-columns-repeated="20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covered-table-cell/>
          <table:covered-table-cell table:number-columns-repeated="36"/>
          <table:table-cell table:number-columns-repeated="20" table:style-name="ce2"/>
          <table:table-cell table:number-columns-repeated="83" table:style-name="ce1"/>
          <table:table-cell table:number-columns-repeated="16241"/>
        </table:table-row>
        <table:table-row table:style-name="ro2">
          <table:table-cell table:number-columns-repeated="3" table:style-name="ce2"/>
          <table:covered-table-cell/>
          <table:covered-table-cell table:number-columns-repeated="36"/>
          <table:table-cell table:number-columns-repeated="20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office:value-type="string" table:style-name="ce21">
            <text:p>Y a-t-il d'autres solutions ?</text:p>
          </table:table-cell>
          <table:table-cell table:number-columns-repeated="36" table:style-name="ce21"/>
          <table:table-cell table:number-columns-repeated="20" table:style-name="ce2"/>
          <table:table-cell table:number-columns-repeated="83" table:style-name="ce1"/>
          <table:table-cell table:number-columns-repeated="16241"/>
        </table:table-row>
        <table:table-row table:number-rows-repeated="6" table:style-name="ro1">
          <table:table-cell table:number-columns-repeated="60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44" table:style-name="ce22"/>
          <table:table-cell table:number-columns-repeated="16" table:style-name="ce8"/>
          <table:table-cell table:number-columns-repeated="16324" table:style-name="ce23"/>
        </table:table-row>
        <table:table-row table:style-name="ro1">
          <table:table-cell table:number-columns-repeated="33" table:style-name="ce22"/>
          <table:table-cell table:number-columns-repeated="10" table:style-name="ce8"/>
          <table:table-cell table:style-name="ce22"/>
          <table:table-cell table:number-columns-repeated="16" table:style-name="ce8"/>
          <table:table-cell table:number-columns-repeated="16324" table:style-name="ce23"/>
        </table:table-row>
        <table:table-row table:style-name="ro1">
          <table:table-cell table:style-name="ce24"/>
          <table:table-cell office:value-type="float" office:value="4" table:style-name="ce25">
            <text:p>4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8" table:style-name="ce22"/>
          <table:table-cell table:number-columns-repeated="2" table:style-name="ce24"/>
          <table:table-cell office:value-type="float" office:value="7" table:style-name="ce25">
            <text:p>7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26"/>
          <table:table-cell table:number-columns-repeated="2" table:style-name="ce27"/>
          <table:table-cell table:style-name="ce28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2" table:style-name="ce25">
            <text:p>2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number-columns-repeated="2" table:style-name="ce24"/>
          <table:table-cell office:value-type="float" office:value="3" table:style-name="ce25">
            <text:p>3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4" table:style-name="ce25">
            <text:p>4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number-columns-repeated="2" table:style-name="ce24"/>
          <table:table-cell office:value-type="float" office:value="2" table:style-name="ce25">
            <text:p>2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1" table:style-name="ce25">
            <text:p>1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number-columns-repeated="2" table:style-name="ce24"/>
          <table:table-cell office:value-type="float" office:value="2" table:style-name="ce25">
            <text:p>2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2" table:style-name="ce25">
            <text:p>2</text:p>
          </table:table-cell>
          <table:table-cell table:style-name="ce32"/>
          <table:table-cell table:number-columns-repeated="3" table:style-name="ce33"/>
          <table:table-cell table:style-name="ce34"/>
          <table:table-cell table:style-name="ce32"/>
          <table:table-cell table:style-name="ce33"/>
          <table:table-cell table:style-name="ce34"/>
          <table:table-cell table:number-columns-repeated="8" table:style-name="ce22"/>
          <table:table-cell table:number-columns-repeated="2" table:style-name="ce24"/>
          <table:table-cell office:value-type="float" office:value="1" table:style-name="ce25">
            <text:p>1</text:p>
          </table:table-cell>
          <table:table-cell table:style-name="ce32"/>
          <table:table-cell table:number-columns-repeated="3" table:style-name="ce33"/>
          <table:table-cell table:style-name="ce34"/>
          <table:table-cell table:style-name="ce32"/>
          <table:table-cell table:number-columns-repeated="2" table:style-name="ce33"/>
          <table:table-cell table:style-name="ce34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3" table:style-name="ce25">
            <text:p>3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8" table:style-name="ce22"/>
          <table:table-cell table:number-columns-repeated="2" table:style-name="ce24"/>
          <table:table-cell office:value-type="float" office:value="2" table:style-name="ce25">
            <text:p>2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26"/>
          <table:table-cell table:number-columns-repeated="2" table:style-name="ce27"/>
          <table:table-cell table:style-name="ce28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1" table:style-name="ce25">
            <text:p>1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number-columns-repeated="2" table:style-name="ce24"/>
          <table:table-cell office:value-type="float" office:value="1" table:style-name="ce25">
            <text:p>1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2" table:style-name="ce25">
            <text:p>2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number-columns-repeated="2" table:style-name="ce24"/>
          <table:table-cell office:value-type="float" office:value="2" table:style-name="ce25">
            <text:p>2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office:value-type="float" office:value="5" table:style-name="ce25">
            <text:p>5</text:p>
          </table:table-cell>
          <table:table-cell table:style-name="ce32"/>
          <table:table-cell table:number-columns-repeated="3" table:style-name="ce33"/>
          <table:table-cell table:style-name="ce34"/>
          <table:table-cell table:style-name="ce32"/>
          <table:table-cell table:style-name="ce33"/>
          <table:table-cell table:style-name="ce34"/>
          <table:table-cell table:number-columns-repeated="8" table:style-name="ce22"/>
          <table:table-cell table:number-columns-repeated="2" table:style-name="ce24"/>
          <table:table-cell office:value-type="float" office:value="1" table:style-name="ce25">
            <text:p>1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style-name="ce24"/>
          <table:table-cell table:style-name="ce35"/>
          <table:table-cell office:value-type="float" office:value="2" table:style-name="ce35">
            <text:p>2</text:p>
          </table:table-cell>
          <table:table-cell office:value-type="float" office:value="1" table:style-name="ce35">
            <text:p>1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2" table:style-name="ce35">
            <text:p>2</text:p>
          </table:table-cell>
          <table:table-cell table:number-columns-repeated="8" table:style-name="ce22"/>
          <table:table-cell table:number-columns-repeated="2" table:style-name="ce24"/>
          <table:table-cell office:value-type="float" office:value="2" table:style-name="ce25">
            <text:p>2</text:p>
          </table:table-cell>
          <table:table-cell table:style-name="ce32"/>
          <table:table-cell table:number-columns-repeated="3" table:style-name="ce33"/>
          <table:table-cell table:style-name="ce34"/>
          <table:table-cell table:style-name="ce32"/>
          <table:table-cell table:number-columns-repeated="2" table:style-name="ce33"/>
          <table:table-cell table:style-name="ce34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number-columns-repeated="10" table:style-name="ce24"/>
          <table:table-cell table:number-columns-repeated="8" table:style-name="ce22"/>
          <table:table-cell table:number-columns-repeated="2" table:style-name="ce24"/>
          <table:table-cell office:value-type="float" office:value="5" table:style-name="ce25">
            <text:p>5</text:p>
          </table:table-cell>
          <table:table-cell table:style-name="ce36"/>
          <table:table-cell table:number-columns-repeated="3" table:style-name="ce37"/>
          <table:table-cell table:style-name="ce38"/>
          <table:table-cell table:style-name="ce36"/>
          <table:table-cell table:number-columns-repeated="2" table:style-name="ce37"/>
          <table:table-cell table:style-name="ce38"/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number-columns-repeated="20" table:style-name="ce24"/>
          <table:table-cell table:style-name="ce35"/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0</text:p>
          </table:table-cell>
          <table:table-cell office:value-type="float" office:value="2" table:style-name="ce35">
            <text:p>2</text:p>
          </table:table-cell>
          <table:table-cell office:value-type="float" office:value="6" table:style-name="ce35">
            <text:p>6</text:p>
          </table:table-cell>
          <table:table-cell table:number-columns-repeated="3" table:style-name="ce22"/>
          <table:table-cell table:number-columns-repeated="10" table:style-name="ce8"/>
          <table:table-cell table:style-name="ce22"/>
          <table:table-cell table:number-columns-repeated="5" table:style-name="ce8"/>
          <table:table-cell table:number-columns-repeated="4" table:style-name="ce4"/>
          <table:table-cell table:number-columns-repeated="2" table:style-name="ce2"/>
          <table:table-cell table:number-columns-repeated="5" table:style-name="ce4"/>
          <table:table-cell table:number-columns-repeated="16324"/>
        </table:table-row>
        <table:table-row table:style-name="ro1">
          <table:table-cell table:number-columns-repeated="60" table:style-name="ce4"/>
          <table:table-cell table:number-columns-repeated="16324"/>
        </table:table-row>
        <table:table-row table:number-rows-repeated="1048531" table:style-name="ro1">
          <table:table-cell table:number-columns-repeated="16384"/>
        </table:table-row>
      </table:table>
      <table:table table:name="JEU_n°4_(2)" table:style-name="ta1">
        <table:shapes>
          <draw:custom-shape svg:x="0.59791in" svg:y="5.14583in" svg:width="1.0132in" svg:height="0.98681in" draw:z-index="1" draw:id="id41" draw:style-name="a125" draw:name="Connecteur droit 1">
            <svg:title/>
            <svg:desc/>
            <text:p text:style-name="a124" text:class-names="" text:cond-style-name=""><text:span text:style-name="a12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80556in" svg:y="5.33333in" svg:width="0.79167in" svg:height="0.78472in" draw:z-index="2" draw:id="id42" draw:style-name="a128" draw:name="Connecteur droit 9">
            <svg:title/>
            <svg:desc/>
            <text:p text:style-name="a127" text:class-names="" text:cond-style-name=""><text:span text:style-name="a12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0.99791in" svg:y="5.32639in" svg:width="0.82848in" svg:height="0.80278in" draw:z-index="3" draw:id="id43" draw:style-name="a131" draw:name="Connecteur droit 10">
            <svg:title/>
            <svg:desc/>
            <text:p text:style-name="a130" text:class-names="" text:cond-style-name=""><text:span text:style-name="a12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2in" svg:y="5.53472in" svg:width="0.60556in" svg:height="0.60667in" draw:z-index="4" draw:id="id44" draw:style-name="a134" draw:name="Connecteur droit 11">
            <svg:title/>
            <svg:desc/>
            <text:p text:style-name="a133" text:class-names="" text:cond-style-name=""><text:span text:style-name="a13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41389in" svg:y="5.52778in" svg:width="0.6in" svg:height="0.62056in" draw:z-index="5" draw:id="id45" draw:style-name="a137" draw:name="Connecteur droit 12">
            <svg:title/>
            <svg:desc/>
            <text:p text:style-name="a136" text:class-names="" text:cond-style-name=""><text:span text:style-name="a13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61389in" svg:y="5.73611in" svg:width="0.40694in" svg:height="0.39653in" draw:z-index="6" draw:id="id46" draw:style-name="a140" draw:name="Connecteur droit 13">
            <svg:title/>
            <svg:desc/>
            <text:p text:style-name="a139" text:class-names="" text:cond-style-name=""><text:span text:style-name="a13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805in" svg:y="6.11806in" svg:width="0.58612in" svg:height="0.58583in" draw:z-index="7" draw:id="id47" draw:style-name="a143" draw:name="Connecteur droit 14">
            <svg:title/>
            <svg:desc/>
            <text:p text:style-name="a142" text:class-names="" text:cond-style-name=""><text:span text:style-name="a14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29583in" svg:y="3.065in" svg:width="0.3in" svg:height="0.43514in" draw:z-index="8" draw:id="id48" draw:style-name="a146" draw:name="Connecteur droit 38">
            <svg:title/>
            <svg:desc/>
            <text:p text:style-name="a145" text:class-names="" text:cond-style-name=""><text:span text:style-name="a14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3.95139in" svg:y="3.03389in" svg:width="0.27278in" svg:height="0.44361in" draw:z-index="9" draw:id="id49" draw:style-name="a149" draw:name="Connecteur droit 39">
            <svg:title/>
            <svg:desc/>
            <text:p text:style-name="a148" text:class-names="" text:cond-style-name=""><text:span text:style-name="a14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0972in" svg:y="5.92361in" svg:width="0.21944in" svg:height="0.21597in" draw:z-index="10" draw:id="id50" draw:style-name="a152" draw:name="Connecteur droit 13">
            <svg:title/>
            <svg:desc/>
            <text:p text:style-name="a151" text:class-names="" text:cond-style-name=""><text:span text:style-name="a15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667in" svg:y="6.11806in" svg:width="0.40694in" svg:height="0.39653in" draw:z-index="11" draw:id="id51" draw:style-name="a155" draw:name="Connecteur droit 13">
            <svg:title/>
            <svg:desc/>
            <text:p text:style-name="a154" text:class-names="" text:cond-style-name=""><text:span text:style-name="a15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944in" svg:y="6.30555in" svg:width="0.60556in" svg:height="0.60667in" draw:z-index="12" draw:id="id52" draw:style-name="a158" draw:name="Connecteur droit 11">
            <svg:title/>
            <svg:desc/>
            <text:p text:style-name="a157" text:class-names="" text:cond-style-name=""><text:span text:style-name="a1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2778in" svg:y="6.50694in" svg:width="0.79167in" svg:height="0.78472in" draw:z-index="13" draw:id="id53" draw:style-name="a161" draw:name="Connecteur droit 9">
            <svg:title/>
            <svg:desc/>
            <text:p text:style-name="a160" text:class-names="" text:cond-style-name=""><text:span text:style-name="a15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3472in" svg:y="6.68056in" svg:width="1in" svg:height="0.99306in" draw:z-index="14" draw:id="id54" draw:style-name="a164" draw:name="Connecteur droit 9">
            <svg:title/>
            <svg:desc/>
            <text:p text:style-name="a163" text:class-names="" text:cond-style-name=""><text:span text:style-name="a16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1805in" svg:y="5.92361in" svg:width="0.40556in" svg:height="0.40528in" draw:z-index="15" draw:id="id55" draw:style-name="a167" draw:name="Connecteur droit 14">
            <svg:title/>
            <svg:desc/>
            <text:p text:style-name="a166" text:class-names="" text:cond-style-name=""><text:span text:style-name="a16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1.82361in" svg:y="5.73611in" svg:width="0.38472in" svg:height="0.39833in" draw:z-index="16" draw:id="id56" draw:style-name="a170" draw:name="Connecteur droit 12">
            <svg:title/>
            <svg:desc/>
            <text:p text:style-name="a169" text:class-names="" text:cond-style-name=""><text:span text:style-name="a1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0417in" svg:y="6.30556in" svg:width="0.81528in" svg:height="0.80805in" draw:z-index="17" draw:id="id57" draw:style-name="a173" draw:name="Connecteur droit 12">
            <svg:title/>
            <svg:desc/>
            <text:p text:style-name="a172" text:class-names="" text:cond-style-name=""><text:span text:style-name="a1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2.00486in" svg:y="6.50694in" svg:width="1.01597in" svg:height="0.99722in" draw:z-index="18" draw:id="id58" draw:style-name="a176" draw:name="Connecteur droit 10">
            <svg:title/>
            <svg:desc/>
            <text:p text:style-name="a175" text:class-names="" text:cond-style-name=""><text:span text:style-name="a17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width="2.20389in" svg:height="0.19486in" draw:z-index="19" draw:id="id59" draw:style-name="a179" draw:transform="translate(-1.10194in -0.09743in) rotate(-0.7854) translate(2.44465in 5.87972in)" draw:name="Forme libre : forme 43">
            <svg:title/>
            <svg:desc/>
            <text:p text:style-name="a178" text:class-names="" text:cond-style-name=""><text:span text:style-name="a177" text:class-names=""><text:s text:c="2"/>1 <text:s text:c="5"/>1 <text:s text:c="5"/>0 <text:s text:c="4"/>3 <text:s text:c="4"/>1 <text:s text:c="4"/>0 <text:s text:c="5"/>0 <text:s text:c="4"/>0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width="2.20389in" svg:height="0.19486in" draw:z-index="20" draw:id="id60" draw:style-name="a182" draw:transform="translate(-1.10194in -0.09743in) rotate(-0.7854) translate(2.5766in 5.72in)" draw:name="Forme libre : forme 45">
            <svg:title/>
            <svg:desc/>
            <text:p text:style-name="a181" text:class-names="" text:cond-style-name=""><text:span text:style-name="a180" text:class-names="">0 <text:s text:c="4"/>2 <text:s text:c="4"/>0 <text:s text:c="4"/>2 <text:s text:c="5"/>2 <text:s text:c="4"/>0 <text:s text:c="4"/>0 <text:s text:c="4"/>0 <text:s text:c="1"/></text:span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table:shapes>
        <table:table-column table:style-name="co1" table:number-columns-repeated="1024" table:default-cell-style-name="ce3"/>
        <table:table-column table:style-name="co2" table:number-columns-repeated="15360" table:default-cell-style-name="ce1"/>
        <table:table-row table:style-name="ro1">
          <table:table-cell table:number-columns-repeated="3" table:style-name="ce2"/>
          <table:table-cell office:value-type="string" table:number-columns-spanned="57" table:number-rows-spanned="6" table:style-name="ce39">
            <text:p>Dans ce jeu, chaque case est noire ou blanche.</text:p>
            <text:p>Le nombre de cases noires est indiqué selon 3 directions : horizontale, verticale, diagonale.</text:p>
            <text:p>La grille n'est constituée que de formes en L.</text:p>
            <text:p>Chaque L est constitué de 4 cases noires comme les exemples ci-dessous:</text:p>
          </table:table-cell>
          <table:covered-table-cell table:number-columns-repeated="56"/>
          <table:table-cell table:number-columns-repeated="42" table:style-name="ce1"/>
          <table:table-cell table:number-columns-repeated="922" table:style-name="ce3"/>
          <table:table-cell table:number-columns-repeated="15360"/>
        </table:table-row>
        <table:table-row table:style-name="ro1">
          <table:table-cell table:number-columns-repeated="3" table:style-name="ce2"/>
          <table:covered-table-cell/>
          <table:covered-table-cell table:number-columns-repeated="56"/>
          <table:table-cell table:number-columns-repeated="42" table:style-name="ce1"/>
          <table:table-cell table:number-columns-repeated="922" table:style-name="ce3"/>
          <table:table-cell table:number-columns-repeated="15360"/>
        </table:table-row>
        <table:table-row table:number-rows-repeated="4" table:style-name="ro1">
          <table:table-cell table:number-columns-repeated="3" table:style-name="ce2"/>
          <table:covered-table-cell/>
          <table:covered-table-cell table:number-columns-repeated="56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6" table:style-name="ce2"/>
          <table:table-cell table:number-columns-repeated="2" table:style-name="ce5"/>
          <table:table-cell table:number-columns-repeated="6" table:style-name="ce2"/>
          <table:table-cell table:style-name="ce6"/>
          <table:table-cell table:number-columns-repeated="4" table:style-name="ce2"/>
          <table:table-cell table:number-columns-repeated="2" table:style-name="ce4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7" table:style-name="ce2"/>
          <table:table-cell table:style-name="ce7"/>
          <table:table-cell table:number-columns-repeated="2" table:style-name="ce8"/>
          <table:table-cell table:number-columns-repeated="2" table:style-name="ce4"/>
          <table:table-cell table:number-columns-repeated="5" table:style-name="ce2"/>
          <table:table-cell table:style-name="ce6"/>
          <table:table-cell table:number-columns-repeated="2" table:style-name="ce2"/>
          <table:table-cell table:number-columns-repeated="4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style-name="ce5"/>
          <table:table-cell table:number-columns-repeated="2" table:style-name="ce4"/>
          <table:table-cell table:style-name="ce2"/>
          <table:table-cell table:number-columns-repeated="3" table:style-name="ce5"/>
          <table:table-cell table:number-columns-repeated="2" table:style-name="ce2"/>
          <table:table-cell table:style-name="ce4"/>
          <table:table-cell table:style-name="ce5"/>
          <table:table-cell table:number-columns-repeated="2" table:style-name="ce2"/>
          <table:table-cell table:style-name="ce5"/>
          <table:table-cell table:number-columns-repeated="3" table:style-name="ce2"/>
          <table:table-cell table:style-name="ce4"/>
          <table:table-cell table:number-columns-repeated="3" table:style-name="ce5"/>
          <table:table-cell table:style-name="ce2"/>
          <table:table-cell table:number-columns-repeated="2" table:style-name="ce4"/>
          <table:table-cell table:style-name="ce5"/>
          <table:table-cell table:number-columns-repeated="2" table:style-name="ce4"/>
          <table:table-cell table:style-name="ce5"/>
          <table:table-cell table:number-columns-repeated="8" table:style-name="ce2"/>
          <table:table-cell table:number-columns-repeated="3" table:style-name="ce8"/>
          <table:table-cell table:number-columns-repeated="2" table:style-name="ce4"/>
          <table:table-cell table:number-columns-repeated="5" table:style-name="ce2"/>
          <table:table-cell table:number-columns-repeated="7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2" table:style-name="ce4"/>
          <table:table-cell table:number-columns-repeated="2" table:style-name="ce5"/>
          <table:table-cell table:style-name="ce4"/>
          <table:table-cell table:style-name="ce2"/>
          <table:table-cell table:style-name="ce5"/>
          <table:table-cell table:style-name="ce4"/>
          <table:table-cell table:number-columns-repeated="3" table:style-name="ce2"/>
          <table:table-cell table:style-name="ce4"/>
          <table:table-cell table:style-name="ce5"/>
          <table:table-cell table:number-columns-repeated="2" table:style-name="ce2"/>
          <table:table-cell table:number-columns-repeated="3" table:style-name="ce5"/>
          <table:table-cell table:style-name="ce2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4"/>
          <table:table-cell table:number-columns-repeated="2" table:style-name="ce5"/>
          <table:table-cell table:style-name="ce2"/>
          <table:table-cell table:style-name="ce4"/>
          <table:table-cell table:style-name="ce5"/>
          <table:table-cell table:number-columns-repeated="18" table:style-name="ce2"/>
          <table:table-cell table:number-columns-repeated="7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9" table:style-name="ce2"/>
          <table:table-cell table:number-columns-repeated="4" table:style-name="ce4"/>
          <table:table-cell table:number-columns-repeated="20" table:style-name="ce2"/>
          <table:table-cell table:number-columns-repeated="7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table-cell office:value-type="string" table:number-columns-spanned="50" table:number-rows-spanned="3" table:style-name="ce40">
            <text:p>Deux L ne pourront cependant jamais partager un côté, ni se chevaucher.</text:p>
            <text:p>Les deux premiers exemples ci-dessous sont donc interdits :</text:p>
          </table:table-cell>
          <table:covered-table-cell table:number-columns-repeated="49"/>
          <table:table-cell table:number-columns-repeated="5" table:style-name="ce4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covered-table-cell/>
          <table:covered-table-cell table:number-columns-repeated="49"/>
          <table:table-cell table:style-name="ce4"/>
          <table:table-cell table:number-columns-repeated="4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number-columns-repeated="3" table:style-name="ce2"/>
          <table:covered-table-cell/>
          <table:covered-table-cell table:number-columns-repeated="49"/>
          <table:table-cell table:number-columns-repeated="5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21" table:style-name="ce2"/>
          <table:table-cell table:number-columns-repeated="2" table:style-name="ce11"/>
          <table:table-cell table:number-columns-repeated="11" table:style-name="ce2"/>
          <table:table-cell table:style-name="ce12"/>
          <table:table-cell table:style-name="ce13"/>
          <table:table-cell table:style-name="ce14"/>
          <table:table-cell table:number-columns-repeated="4" table:style-name="ce8"/>
          <table:table-cell table:number-columns-repeated="2" table:style-name="ce4"/>
          <table:table-cell table:number-columns-repeated="12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4" table:style-name="ce2"/>
          <table:table-cell table:number-columns-repeated="3" table:style-name="ce15"/>
          <table:table-cell table:number-columns-repeated="11" table:style-name="ce2"/>
          <table:table-cell table:number-columns-repeated="3" table:style-name="ce15"/>
          <table:table-cell table:number-columns-repeated="2" table:style-name="ce2"/>
          <table:table-cell table:number-columns-repeated="2" table:style-name="ce11"/>
          <table:table-cell table:number-columns-repeated="4" table:style-name="ce2"/>
          <table:table-cell table:style-name="ce11"/>
          <table:table-cell table:number-columns-repeated="3" table:style-name="ce16"/>
          <table:table-cell table:number-columns-repeated="6" table:style-name="ce2"/>
          <table:table-cell table:number-columns-repeated="4" table:style-name="ce8"/>
          <table:table-cell table:number-columns-repeated="2" table:style-name="ce4"/>
          <table:table-cell table:number-columns-repeated="12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6" table:style-name="ce2"/>
          <table:table-cell table:number-columns-repeated="4" table:style-name="ce15"/>
          <table:table-cell table:style-name="ce2"/>
          <table:table-cell table:number-columns-repeated="6" table:style-name="ce17"/>
          <table:table-cell table:number-columns-repeated="3" table:style-name="ce2"/>
          <table:table-cell table:style-name="ce18"/>
          <table:table-cell table:number-columns-repeated="2" table:style-name="ce2"/>
          <table:table-cell table:number-columns-repeated="2" table:style-name="ce11"/>
          <table:table-cell table:number-columns-repeated="3" table:style-name="ce17"/>
          <table:table-cell table:style-name="ce2"/>
          <table:table-cell table:number-columns-repeated="3" table:style-name="ce11"/>
          <table:table-cell table:style-name="ce16"/>
          <table:table-cell table:number-columns-repeated="6" table:style-name="ce2"/>
          <table:table-cell table:number-columns-repeated="4" table:style-name="ce8"/>
          <table:table-cell table:number-columns-repeated="2" table:style-name="ce4"/>
          <table:table-cell table:number-columns-repeated="12" table:style-name="ce8"/>
          <table:table-cell table:number-columns-repeated="2" table:style-name="ce2"/>
          <table:table-cell table:number-columns-repeated="83" table:style-name="ce1"/>
          <table:table-cell table:number-columns-repeated="16241"/>
        </table:table-row>
        <table:table-row table:style-name="ro1">
          <table:table-cell table:style-name="ce4"/>
          <table:table-cell table:number-columns-repeated="9" table:style-name="ce2"/>
          <table:table-cell table:style-name="ce15"/>
          <table:table-cell table:style-name="ce2"/>
          <table:table-cell table:number-columns-repeated="6" table:style-name="ce19"/>
          <table:table-cell table:number-columns-repeated="3" table:style-name="ce2"/>
          <table:table-cell table:number-columns-repeated="3" table:style-name="ce15"/>
          <table:table-cell table:number-columns-repeated="2" table:style-name="ce11"/>
          <table:table-cell table:number-columns-repeated="3" table:style-name="ce19"/>
          <table:table-cell table:style-name="ce2"/>
          <table:table-cell table:number-columns-repeated="4" table:style-name="ce11"/>
          <table:table-cell table:style-name="ce15"/>
          <table:table-cell table:number-columns-repeated="5" table:style-name="ce2"/>
          <table:table-cell table:number-columns-repeated="11" table:style-name="ce8"/>
          <table:table-cell table:style-name="ce20"/>
          <table:table-cell table:number-columns-repeated="2" table:style-name="ce8"/>
          <table:table-cell table:number-columns-repeated="6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6" table:style-name="ce19"/>
          <table:table-cell table:number-columns-repeated="8" table:style-name="ce2"/>
          <table:table-cell table:number-columns-repeated="3" table:style-name="ce19"/>
          <table:table-cell table:style-name="ce2"/>
          <table:table-cell table:number-columns-repeated="4" table:style-name="ce11"/>
          <table:table-cell table:number-columns-repeated="3" table:style-name="ce15"/>
          <table:table-cell table:number-columns-repeated="3" table:style-name="ce2"/>
          <table:table-cell table:number-columns-repeated="6" table:style-name="ce8"/>
          <table:table-cell table:number-columns-repeated="14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1">
          <table:table-cell table:style-name="ce4"/>
          <table:table-cell table:number-columns-repeated="3" table:style-name="ce2"/>
          <table:table-cell office:value-type="string" table:number-columns-spanned="7" table:number-rows-spanned="1" table:style-name="ce41">
            <text:p>Partagent 1 bord</text:p>
          </table:table-cell>
          <table:covered-table-cell table:number-columns-repeated="6"/>
          <table:table-cell table:style-name="ce2"/>
          <table:table-cell table:number-columns-repeated="5" table:style-name="ce19"/>
          <table:table-cell office:value-type="string" table:number-columns-spanned="6" table:number-rows-spanned="1" table:style-name="ce41">
            <text:p>Chevauchement</text:p>
          </table:table-cell>
          <table:covered-table-cell table:number-columns-repeated="5"/>
          <table:table-cell table:number-columns-repeated="3" table:style-name="ce2"/>
          <table:table-cell table:number-columns-repeated="3" table:style-name="ce19"/>
          <table:table-cell table:style-name="ce2"/>
          <table:table-cell table:style-name="ce11"/>
          <table:table-cell office:value-type="string" table:number-columns-spanned="4" table:number-rows-spanned="1" table:style-name="ce42">
            <text:p>Autorisé</text:p>
          </table:table-cell>
          <table:covered-table-cell table:number-columns-repeated="3"/>
          <table:table-cell table:number-columns-repeated="5" table:style-name="ce2"/>
          <table:table-cell table:number-columns-repeated="6" table:style-name="ce8"/>
          <table:table-cell table:number-columns-repeated="14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1">
          <table:table-cell table:style-name="ce4"/>
          <table:table-cell table:number-columns-repeated="11" table:style-name="ce2"/>
          <table:table-cell table:number-columns-repeated="5" table:style-name="ce11"/>
          <table:table-cell table:number-columns-repeated="4" table:style-name="ce2"/>
          <table:table-cell table:number-columns-repeated="2" table:style-name="ce11"/>
          <table:table-cell table:number-columns-repeated="14" table:style-name="ce2"/>
          <table:table-cell table:style-name="ce12"/>
          <table:table-cell table:number-columns-repeated="2" table:style-name="ce2"/>
          <table:table-cell table:style-name="ce8"/>
          <table:table-cell table:style-name="ce2"/>
          <table:table-cell table:number-columns-repeated="4" table:style-name="ce8"/>
          <table:table-cell table:number-columns-repeated="14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1">
          <table:table-cell table:style-name="ce4"/>
          <table:table-cell table:number-columns-repeated="2" table:style-name="ce2"/>
          <table:table-cell office:value-type="string" table:number-columns-spanned="37" table:number-rows-spanned="3" table:style-name="ce43">
            <text:p>Pourrez-vous trouver une solution à la grille ci-dessous?</text:p>
          </table:table-cell>
          <table:covered-table-cell table:number-columns-repeated="36"/>
          <table:table-cell table:number-columns-repeated="20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1">
          <table:table-cell table:number-columns-repeated="3" table:style-name="ce2"/>
          <table:covered-table-cell/>
          <table:covered-table-cell table:number-columns-repeated="36"/>
          <table:table-cell table:number-columns-repeated="20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2">
          <table:table-cell table:number-columns-repeated="3" table:style-name="ce2"/>
          <table:covered-table-cell/>
          <table:covered-table-cell table:number-columns-repeated="36"/>
          <table:table-cell table:number-columns-repeated="20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1">
            <text:p>Y a-t-il d'autres solutions ?</text:p>
          </table:table-cell>
          <table:table-cell table:number-columns-repeated="36" table:style-name="ce21"/>
          <table:table-cell table:number-columns-repeated="20" table:style-name="ce2"/>
          <table:table-cell table:number-columns-repeated="83" table:style-name="ce1"/>
          <table:table-cell table:number-columns-repeated="881" table:style-name="ce3"/>
          <table:table-cell table:number-columns-repeated="15360"/>
        </table:table-row>
        <table:table-row table:number-rows-repeated="6" table:style-name="ro1">
          <table:table-cell table:number-columns-repeated="60" table:style-name="ce2"/>
          <table:table-cell table:number-columns-repeated="64" table:style-name="ce1"/>
          <table:table-cell table:number-columns-repeated="881" table:style-name="ce3"/>
          <table:table-cell table:number-columns-repeated="15379" table:style-name="ce1"/>
        </table:table-row>
        <table:table-row table:style-name="ro1">
          <table:table-cell table:number-columns-repeated="25" table:style-name="ce22"/>
          <table:table-cell table:number-columns-repeated="35" table:style-name="ce8"/>
          <table:table-cell table:number-columns-repeated="16324" table:style-name="ce23"/>
        </table:table-row>
        <table:table-row table:style-name="ro1">
          <table:table-cell table:number-columns-repeated="19" table:style-name="ce22"/>
          <table:table-cell table:number-columns-repeated="5" table:style-name="ce8"/>
          <table:table-cell table:style-name="ce22"/>
          <table:table-cell table:style-name="ce8"/>
          <table:table-cell table:number-columns-repeated="19" table:style-name="ce4"/>
          <table:table-cell table:number-columns-repeated="15" table:style-name="ce8"/>
          <table:table-cell table:number-columns-repeated="16324" table:style-name="ce23"/>
        </table:table-row>
        <table:table-row table:style-name="ro1">
          <table:table-cell table:style-name="ce24"/>
          <table:table-cell office:value-type="float" office:value="0" table:style-name="ce25">
            <text:p>0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18" table:style-name="ce24"/>
          <table:table-cell table:number-columns-repeated="15" table:style-name="ce4"/>
          <table:table-cell table:number-columns-repeated="945" table:style-name="ce3"/>
          <table:table-cell table:number-columns-repeated="15379" table:style-name="ce1"/>
        </table:table-row>
        <table:table-row table:style-name="ro1">
          <table:table-cell table:style-name="ce24"/>
          <table:table-cell office:value-type="float" office:value="3" table:style-name="ce25">
            <text:p>3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18" table:style-name="ce24"/>
          <table:table-cell table:number-columns-repeated="15" table:style-name="ce4"/>
          <table:table-cell table:number-columns-repeated="945" table:style-name="ce3"/>
          <table:table-cell table:number-columns-repeated="15379" table:style-name="ce1"/>
        </table:table-row>
        <table:table-row table:style-name="ro1">
          <table:table-cell table:style-name="ce24"/>
          <table:table-cell office:value-type="float" office:value="4" table:style-name="ce25">
            <text:p>4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18" table:style-name="ce24"/>
          <table:table-cell table:number-columns-repeated="15" table:style-name="ce4"/>
          <table:table-cell table:number-columns-repeated="945" table:style-name="ce3"/>
          <table:table-cell table:number-columns-repeated="15379" table:style-name="ce1"/>
        </table:table-row>
        <table:table-row table:style-name="ro1">
          <table:table-cell table:style-name="ce24"/>
          <table:table-cell office:value-type="float" office:value="1" table:style-name="ce25">
            <text:p>1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18" table:style-name="ce24"/>
          <table:table-cell table:number-columns-repeated="15" table:style-name="ce4"/>
          <table:table-cell table:number-columns-repeated="945" table:style-name="ce3"/>
          <table:table-cell table:number-columns-repeated="15379" table:style-name="ce1"/>
        </table:table-row>
        <table:table-row table:style-name="ro1">
          <table:table-cell table:style-name="ce24"/>
          <table:table-cell office:value-type="float" office:value="0" table:style-name="ce25">
            <text:p>0</text:p>
          </table:table-cell>
          <table:table-cell table:style-name="ce32"/>
          <table:table-cell table:number-columns-repeated="3" table:style-name="ce33"/>
          <table:table-cell table:style-name="ce34"/>
          <table:table-cell table:style-name="ce32"/>
          <table:table-cell table:style-name="ce33"/>
          <table:table-cell table:style-name="ce34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18" table:style-name="ce24"/>
          <table:table-cell table:number-columns-repeated="15" table:style-name="ce4"/>
          <table:table-cell table:number-columns-repeated="945" table:style-name="ce3"/>
          <table:table-cell table:number-columns-repeated="15379" table:style-name="ce1"/>
        </table:table-row>
        <table:table-row table:style-name="ro1">
          <table:table-cell table:style-name="ce24"/>
          <table:table-cell office:value-type="float" office:value="1" table:style-name="ce25">
            <text:p>1</text:p>
          </table:table-cell>
          <table:table-cell table:style-name="ce26"/>
          <table:table-cell table:number-columns-repeated="3" table:style-name="ce27"/>
          <table:table-cell table:style-name="ce28"/>
          <table:table-cell table:style-name="ce26"/>
          <table:table-cell table:style-name="ce27"/>
          <table:table-cell table:style-name="ce28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18" table:style-name="ce24"/>
          <table:table-cell table:number-columns-repeated="15" table:style-name="ce4"/>
          <table:table-cell table:number-columns-repeated="945" table:style-name="ce3"/>
          <table:table-cell table:number-columns-repeated="15379" table:style-name="ce1"/>
        </table:table-row>
        <table:table-row table:style-name="ro1">
          <table:table-cell table:style-name="ce24"/>
          <table:table-cell office:value-type="float" office:value="1" table:style-name="ce25">
            <text:p>1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7" table:style-name="ce24"/>
          <table:table-cell table:number-columns-repeated="26" table:style-name="ce4"/>
          <table:table-cell table:number-columns-repeated="934" table:style-name="ce3"/>
          <table:table-cell table:number-columns-repeated="15390" table:style-name="ce1"/>
        </table:table-row>
        <table:table-row table:style-name="ro1">
          <table:table-cell table:style-name="ce24"/>
          <table:table-cell office:value-type="float" office:value="2" table:style-name="ce25">
            <text:p>2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29"/>
          <table:table-cell table:style-name="ce30"/>
          <table:table-cell table:style-name="ce31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7" table:style-name="ce24"/>
          <table:table-cell table:number-columns-repeated="26" table:style-name="ce4"/>
          <table:table-cell table:number-columns-repeated="934" table:style-name="ce3"/>
          <table:table-cell table:number-columns-repeated="15390" table:style-name="ce1"/>
        </table:table-row>
        <table:table-row table:style-name="ro1">
          <table:table-cell table:style-name="ce24"/>
          <table:table-cell office:value-type="float" office:value="0" table:style-name="ce25">
            <text:p>0</text:p>
          </table:table-cell>
          <table:table-cell table:style-name="ce32"/>
          <table:table-cell table:number-columns-repeated="3" table:style-name="ce33"/>
          <table:table-cell table:style-name="ce34"/>
          <table:table-cell table:style-name="ce32"/>
          <table:table-cell table:style-name="ce33"/>
          <table:table-cell table:style-name="ce34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7" table:style-name="ce24"/>
          <table:table-cell table:number-columns-repeated="26" table:style-name="ce4"/>
          <table:table-cell table:number-columns-repeated="934" table:style-name="ce3"/>
          <table:table-cell table:number-columns-repeated="15390" table:style-name="ce1"/>
        </table:table-row>
        <table:table-row table:style-name="ro1">
          <table:table-cell table:style-name="ce24"/>
          <table:table-cell table:style-name="ce35"/>
          <table:table-cell office:value-type="float" office:value="3" table:style-name="ce35">
            <text:p>3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0</text:p>
          </table:table-cell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7" table:style-name="ce24"/>
          <table:table-cell table:number-columns-repeated="26" table:style-name="ce4"/>
          <table:table-cell table:number-columns-repeated="934" table:style-name="ce3"/>
          <table:table-cell table:number-columns-repeated="15390" table:style-name="ce1"/>
        </table:table-row>
        <table:table-row table:style-name="ro1">
          <table:table-cell table:number-columns-repeated="10" table:style-name="ce24"/>
          <table:table-cell table:number-columns-repeated="8" table:style-name="ce22"/>
          <table:table-cell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6" table:style-name="ce24"/>
          <table:table-cell table:number-columns-repeated="27" table:style-name="ce4"/>
          <table:table-cell table:number-columns-repeated="933" table:style-name="ce3"/>
          <table:table-cell table:number-columns-repeated="15391" table:style-name="ce1"/>
        </table:table-row>
        <table:table-row table:style-name="ro1">
          <table:table-cell table:number-columns-repeated="19" table:style-name="ce24"/>
          <table:table-cell table:number-columns-repeated="5" table:style-name="ce8"/>
          <table:table-cell table:style-name="ce22"/>
          <table:table-cell table:style-name="ce8"/>
          <table:table-cell table:style-name="ce4"/>
          <table:table-cell table:number-columns-repeated="7" table:style-name="ce24"/>
          <table:table-cell table:number-columns-repeated="26" table:style-name="ce4"/>
          <table:table-cell table:number-columns-repeated="934" table:style-name="ce3"/>
          <table:table-cell table:number-columns-repeated="15390" table:style-name="ce1"/>
        </table:table-row>
        <table:table-row table:style-name="ro1">
          <table:table-cell table:number-columns-repeated="19" table:style-name="ce35"/>
          <table:table-cell table:number-columns-repeated="5" table:style-name="ce3"/>
          <table:table-cell table:style-name="ce35"/>
          <table:table-cell table:number-columns-repeated="2" table:style-name="ce3"/>
          <table:table-cell table:number-columns-repeated="7" table:style-name="ce35"/>
          <table:table-cell table:number-columns-repeated="960" table:style-name="ce3"/>
          <table:table-cell table:number-columns-repeated="15390" table:style-name="ce1"/>
        </table:table-row>
        <table:table-row table:number-rows-repeated="3" table:style-name="ro1">
          <table:table-cell table:number-columns-repeated="27" table:style-name="ce3"/>
          <table:table-cell table:number-columns-repeated="7" table:style-name="ce35"/>
          <table:table-cell table:number-columns-repeated="960" table:style-name="ce3"/>
          <table:table-cell table:number-columns-repeated="15390" table:style-name="ce1"/>
        </table:table-row>
        <table:table-row table:number-rows-repeated="2" table:style-name="ro1">
          <table:table-cell table:number-columns-repeated="27"/>
          <table:table-cell table:number-columns-repeated="7" table:style-name="ce35"/>
          <table:table-cell table:number-columns-repeated="979" table:style-name="ce3"/>
          <table:table-cell table:number-columns-repeated="15371" table:style-name="ce1"/>
        </table:table-row>
        <table:table-row table:style-name="ro1">
          <table:table-cell table:number-columns-repeated="27"/>
          <table:table-cell table:number-columns-repeated="17" table:style-name="ce3"/>
          <table:table-cell table:style-name="ce35"/>
          <table:table-cell table:number-columns-repeated="979" table:style-name="ce3"/>
          <table:table-cell table:number-columns-repeated="1536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guillaume reuiller</dc:creator>
    <meta:creation-date>2020-05-22T18:03:55Z</meta:creation-date>
    <dc:date>2020-05-26T13:17:09Z</dc:date>
    <meta:print-date>2020-05-26T07:46:42Z</meta:print-date>
    <meta:editing-cycles>1</meta:editing-cycles>
    <meta:editing-duration>PT608S</meta:editing-duration>
  </office:meta>
</office:document-meta>
</file>